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191cm"/>
    </style:style>
    <style:style style:name="Tabela2.B" style:family="table-column">
      <style:table-column-properties style:column-width="15.82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22.5pt"/>
    </style:style>
    <style:style style:name="P2" style:family="paragraph" style:parent-style-name="Standard">
      <style:text-properties style:font-name="sans-serif" fo:font-size="22.5pt" officeooo:paragraph-rsid="0001f763"/>
    </style:style>
    <style:style style:name="P3" style:family="paragraph" style:parent-style-name="Standard">
      <style:text-properties style:font-name="sans-serif" fo:font-size="13.5pt"/>
    </style:style>
    <style:style style:name="P4" style:family="paragraph" style:parent-style-name="Standard">
      <style:text-properties style:font-name="sans-serif" fo:font-size="12pt" style:font-size-asian="12pt" style:font-size-complex="12pt"/>
    </style:style>
    <style:style style:name="P5" style:family="paragraph" style:parent-style-name="Standard">
      <style:text-properties style:font-name="sans-serif" fo:font-size="12pt" officeooo:paragraph-rsid="0001f763" style:font-size-asian="12pt" style:font-size-complex="12pt"/>
    </style:style>
    <style:style style:name="P6" style:family="paragraph" style:parent-style-name="Standard">
      <style:text-properties style:font-name="sans-serif" fo:font-size="12pt" officeooo:rsid="0001f763" officeooo:paragraph-rsid="0001f763" style:font-size-asian="12pt" style:font-size-complex="12pt"/>
    </style:style>
    <style:style style:name="P7" style:family="paragraph" style:parent-style-name="Table_20_Contents">
      <style:text-properties style:font-name="sans-serif" fo:font-size="22.5pt" officeooo:rsid="0001f763" officeooo:paragraph-rsid="0001f763"/>
    </style:style>
    <style:style style:name="T1" style:family="text">
      <style:text-properties officeooo:rsid="0001f7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">Present Date</text:p>
            <text:p text:style-name="P5">Joe</text:p>
            <text:p text:style-name="P5">Grzegorz Śledź</text:p>
            <text:p text:style-name="P5">Daniel Zaucha</text:p>
            <text:p text:style-name="P5">Ehsan Golesorkhi</text:p>
          </table:table-cell>
          <table:table-cell table:style-name="Tabela1.B1" office:value-type="string">
            <text:p text:style-name="P7">Date</text:p>
            <text:p text:style-name="P6">07-07-2016</text:p>
          </table:table-cell>
        </table:table-row>
      </table:table>
      <text:p text:style-name="P3"/>
      <text:p text:style-name="P1">Meeting objective</text:p>
      <text:p text:style-name="P4">To clarify the requirements that we get earlier, the requirements were below:</text:p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>1</text:p>
          </table:table-cell>
          <table:table-cell table:style-name="Tabela2.B1" office:value-type="string">
            <text:p text:style-name="P5">Board</text:p>
          </table:table-cell>
        </table:table-row>
        <table:table-row>
          <table:table-cell table:style-name="Tabela2.A2" office:value-type="string">
            <text:p text:style-name="P5">2</text:p>
          </table:table-cell>
          <table:table-cell table:style-name="Tabela2.B2" office:value-type="string">
            <text:p text:style-name="P5">Standard ship-sets</text:p>
          </table:table-cell>
        </table:table-row>
        <table:table-row>
          <table:table-cell table:style-name="Tabela2.A2" office:value-type="string">
            <text:p text:style-name="P5">3</text:p>
          </table:table-cell>
          <table:table-cell table:style-name="Tabela2.B2" office:value-type="string">
            <text:p text:style-name="P5">Standard rule-sets</text:p>
          </table:table-cell>
        </table:table-row>
        <table:table-row>
          <table:table-cell table:style-name="Tabela2.A2" office:value-type="string">
            <text:p text:style-name="P5">4</text:p>
          </table:table-cell>
          <table:table-cell table:style-name="Tabela2.B2" office:value-type="string">
            <text:p text:style-name="P5">GUI</text:p>
          </table:table-cell>
        </table:table-row>
        <table:table-row>
          <table:table-cell table:style-name="Tabela2.A2" office:value-type="string">
            <text:p text:style-name="P5">5</text:p>
          </table:table-cell>
          <table:table-cell table:style-name="Tabela2.B2" office:value-type="string">
            <text:p text:style-name="P5">Fast Game</text:p>
          </table:table-cell>
        </table:table-row>
        <table:table-row>
          <table:table-cell table:style-name="Tabela2.A2" office:value-type="string">
            <text:p text:style-name="P5">6</text:p>
          </table:table-cell>
          <table:table-cell table:style-name="Tabela2.B2" office:value-type="string">
            <text:p text:style-name="P5">HUMAN-HUMAN Player Or HUMAN-AI PLAYER</text:p>
          </table:table-cell>
        </table:table-row>
      </table:table>
      <text:p text:style-name="P3"/>
      <text:p text:style-name="P3"/>
      <text:p text:style-name="P1">Action review</text:p>
      <text:p text:style-name="P1"/>
      <text:p text:style-name="P4">1. Board</text:p>
      <text:p text:style-name="P4">a.Consist of 10x10 fields and it could be change<text:span text:style-name="T1">d</text:span> in the future.</text:p>
      <text:p text:style-name="P4"/>
      <text:p text:style-name="P4">2. Standard ship-sets.</text:p>
      <text:p text:style-name="P4">a. <text:span text:style-name="T1">In the future standard ships could be changed ( features: color, name ), so team is ready for changes. For now ships are set like in normal, ordinary game battle ship.</text:span></text:p>
      <text:p text:style-name="P4"/>
      <text:p text:style-name="P4">3. Standard rule-sets</text:p>
      <text:p text:style-name="P4">a.We didn’t talk about the rules exactly so just use the standard ones. </text:p>
      <text:p text:style-name="P4"/>
      <text:p text:style-name="P4">4. GUI</text:p>
      <text:p text:style-name="P4">a.The customer doesn’t have any proposition until now for the GUI. It is not clear if the application is a web application or desktop application.</text:p>
      <text:p text:style-name="P4"/>
      <text:p text:style-name="P4">5. Fast Game</text:p>
      <text:p text:style-name="P4">a.The flow of the game must be fast.</text:p>
      <text:p text:style-name="P4"/>
      <text:p text:style-name="P4">6. This game has 2 players and it could be HUMAN-HUMAN or HUMAN-AI.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07:50:30.744793558</meta:creation-date>
    <dc:date>2016-07-11T08:07:20.933236052</dc:date>
    <meta:editing-duration>PT6M30S</meta:editing-duration>
    <meta:editing-cycles>1</meta:editing-cycles>
    <meta:document-statistic meta:table-count="2" meta:image-count="0" meta:object-count="0" meta:page-count="1" meta:paragraph-count="33" meta:word-count="162" meta:character-count="899" meta:non-whitespace-character-count="769"/>
    <meta:generator>LibreOffice/5.1.4.2$Linux_X86_64 LibreOffice_project/10m0$Build-2</meta:generator>
  </office:meta>
</office:document-meta>
</file>